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8d1" officeooo:paragraph-rsid="0008e8d1"/>
    </style:style>
    <style:style style:name="P2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font-size="25pt" officeooo:rsid="0008e8d1" officeooo:paragraph-rsid="0008e8d1" style:font-size-asian="25pt" style:font-size-complex="25pt"/>
    </style:style>
    <style:style style:name="P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10pt" officeooo:rsid="0008e8d1" officeooo:paragraph-rsid="0008e8d1" style:font-size-asian="8.75pt" style:font-size-complex="10pt"/>
    </style:style>
    <style:style style:name="P4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font-size="15pt" officeooo:rsid="0008e8d1" officeooo:paragraph-rsid="0008e8d1" style:font-size-asian="15pt" style:font-size-complex="15pt"/>
    </style:style>
    <style:style style:name="P5" style:family="paragraph">
      <loext:graphic-properties draw:fill="solid" draw:fill-color="#c0c0c0" draw:opacity="50%"/>
      <style:text-properties fo:font-family="'Liberation Sans'" style:font-family-generic="roman" style:font-pitch="variable" fo:font-size="1pt" style:font-family-asian="'Liberation Sans'" style:font-family-generic-asian="system" style:font-pitch-asian="variable" style:font-family-complex="'Liberation Sans'" style:font-family-generic-complex="system" style:font-pitch-complex="variable"/>
    </style:style>
    <style:style style:name="gr1" style:family="graphic">
      <style:graphic-properties draw:stroke="none" draw:fill="solid" draw:fill-color="#c0c0c0" draw:opacity="50%" draw:auto-grow-height="false" draw:auto-grow-width="false" fo:min-height="0.4043in" fo:min-width="6.925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0.428in" fo:min-width="7.3189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0.2626in" fo:min-width="4.488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Fremgang</text:p>
      <text:p text:style-name="P3">NAVN PÅ ?</text:p>
      <text:p text:style-name="P3"><text:tab/>Få blidet tatt av kamera få sekund etter oppstart.</text:p>
      <text:p text:style-name="P3"><text:tab/>Test tidsbruk med overføring av nevnt bilde med en hastighet på 1000b/S (kan teste med mindre hastigheter også)</text:p>
      <text:p text:style-name="P3"><text:tab/><text:tab/>((om det tar for lang tid per bilde, kan man komprimere det noe? Løsning?))</text:p>
      <text:p text:style-name="P3"><text:tab/>Finne ut hvordan informasjonen skal deles opp og sendes videre til hoved delen av kube-sat’en</text:p>
      <text:p text:style-name="P3"><text:tab/>Hvordan skal det kobles?</text:p>
      <text:p text:style-name="P3"><text:tab/>Test/prøv å sende informasjonen på riktig måte,</text:p>
      <text:p text:style-name="P3"><text:tab/>Sjekk informasjonen vi har fått, stemmer den overens med det vi sendte? Er det Packetloss? Hvor mye?</text:p>
      <text:p text:style-name="P3"><text:tab/>Hvor på kube-sat’en skal kamera være? Er det plass invendig til at den er der?</text:p>
      <text:p text:style-name="P3"><text:tab/>Bor hull til kamera + led lyset? </text:p>
      <text:p text:style-name="P3"><text:tab/><text:tab/>((det er ganske sterkt, tror ikke man trenger noe mer belysning? Tror jeg?))</text:p>
      <text:p text:style-name="P3"><text:tab/>Lag enkelt kretskort for å permanent montere ESP og kamera.</text:p>
      <text:p text:style-name="P3"><text:tab/>Fest det, ship det si oss ferdig? Har vi tid til mer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8e8d1" officeooo:paragraph-rsid="0008e8d1"/>
    </style:style>
    <style:style style:name="MP2" style:family="paragraph">
      <loext:graphic-properties draw:fill="solid" draw:fill-color="#c0c0c0" draw:opacity="50%"/>
      <style:text-properties fo:font-family="'Liberation Sans'" style:font-family-generic="roman" style:font-pitch="variable" fo:font-size="1pt" style:font-family-asian="'Liberation Sans'" style:font-family-generic-asian="system" style:font-pitch-asian="variable" style:font-family-complex="'Liberation Sans'" style:font-family-generic-complex="system" style:font-pitch-complex="variable"/>
    </style:style>
    <style:style style:name="Mgr1" style:family="graphic">
      <style:graphic-properties draw:stroke="none" draw:fill="solid" draw:fill-color="#c0c0c0" draw:opacity="50%" draw:auto-grow-height="false" draw:auto-grow-width="false" fo:min-height="0.4043in" fo:min-width="6.925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0.2626in" fo:min-width="4.488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0.428in" fo:min-width="7.3189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ids &amp; Fremgangsplan<text:tab/>Versjon 1<text:tab/>Dato: 8/24/2025<draw:custom-shape text:anchor-type="char" draw:z-index="0" draw:name="PowerPlusWaterMarkObject" draw:style-name="Mgr1" draw:text-style-name="MP2" svg:width="6.9248in" svg:height="0.4039in" draw:transform="rotate (0.785398163397448) translate (0.871527777777778in 6.8236165791776in)"><text:p>FØRSTE UTKAST ENDRINGER VIL SKJ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" draw:name="PowerPlusWaterMarkObject" draw:style-name="Mgr1" draw:text-style-name="MP2" svg:width="6.9248in" svg:height="0.4039in" draw:transform="rotate (0.785398163397448)"><text:p>FØRSTE UTKAST ENDRINGER VIL SKJ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" draw:name="PowerPlusWaterMarkObject" draw:style-name="Mgr1" draw:text-style-name="MP2" svg:width="6.9248in" svg:height="0.4039in" draw:transform="rotate (0.785398163397448)"><text:p>FØRSTE UTKAST ENDRINGER VIL SKJ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3" draw:name="PowerPlusWaterMarkObject" draw:style-name="Mgr1" draw:text-style-name="MP2" svg:width="6.9248in" svg:height="0.4039in" draw:transform="rotate (0.785398163397448)"><text:p>FØRSTE UTKAST ENDRINGER VIL SKJ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4" draw:name="PowerPlusWaterMarkObject" draw:style-name="Mgr2" draw:text-style-name="MP2" svg:width="4.4878in" svg:height="0.2622in" draw:transform="rotate (0.785398163397448)"><text:p>FØRSTE UTKAST ENDRINGER VIL SKJ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5" draw:name="PowerPlusWaterMarkObject" draw:style-name="Mgr1" draw:text-style-name="MP2" svg:width="6.9248in" svg:height="0.4039in" draw:transform="rotate (0.785398163397448)"><text:p>FØRSTE UTKAST ENDRINGER VIL SKJ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2" svg:width="7.3185in" svg:height="0.4276in" draw:transform="rotate (0.785398163397448)"><text:p>FØRSTE UTKAST ENDRINGER VIL SKJ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2" svg:width="6.9248in" svg:height="0.4039in" draw:transform="rotate (0.785398163397448)"><text:p>FØRSTE UTKAST ENDRINGER VIL SKJ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2" svg:width="6.9248in" svg:height="0.4039in" draw:transform="rotate (0.785398163397448)"><text:p>FØRSTE UTKAST ENDRINGER VIL SKJ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2" svg:width="6.9248in" svg:height="0.4039in" draw:transform="rotate (0.785398163397448)"><text:p>FØRSTE UTKAST ENDRINGER VIL SKJ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4T12:28:59.511549600</meta:creation-date>
    <dc:date>2025-08-24T12:44:39.494499400</dc:date>
    <meta:editing-duration>PT1M44S</meta:editing-duration>
    <meta:editing-cycles>1</meta:editing-cycles>
    <meta:document-statistic meta:table-count="0" meta:image-count="0" meta:object-count="0" meta:page-count="1" meta:paragraph-count="16" meta:word-count="152" meta:character-count="877" meta:non-whitespace-character-count="724"/>
    <meta:generator>LibreOffice/25.8.0.4$Windows_X86_64 LibreOffice_project/48f00303701489684e67c38c28aff00cd5929e67</meta:generator>
  </office:meta>
</office:document-meta>
</file>